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3B000063550000235C9C6CCE76E9BFFD8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5.428cm" svg:height="9.051cm" svg:x="1.297cm" svg:y="5.974cm">
          <draw:image xlink:href="Pictures/2000003B000063550000235C9C6CCE76E9BFFD8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3:25:45.123000000</meta:creation-date>
    <dc:date>2018-03-23T13:26:18.318000000</dc:date>
    <meta:editing-duration>PT34S</meta:editing-duration>
    <meta:editing-cycles>1</meta:editing-cycles>
    <meta:document-statistic meta:object-count="24"/>
    <meta:generator>LibreOffice/5.4.4.2$Windows_X86_64 LibreOffice_project/2524958677847fb3bb44820e40380acbe820f960</meta:generator>
  </office:meta>
</office:document-meta>
</file>